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DD6A582F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宋体" svg:font-family="宋体"/>
    <style:font-face style:name="SimSun" svg:font-family="SimSun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 style:list-style-name="L2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773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3" style:family="graphic" style:parent-style-name="standard" style:list-style-name="L2">
      <style:graphic-properties draw:stroke="solid" svg:stroke-width="0.026cm" svg:stroke-color="#808080" draw:marker-start="" draw:marker-start-width="0.199cm" draw:marker-start-center="false" draw:marker-end="" draw:marker-end-width="0.199cm" draw:marker-end-center="false" draw:stroke-linejoin="round" draw:fill="solid" draw:fill-color="#ff0000" draw:textarea-horizontal-align="justify" draw:textarea-vertical-align="middle" draw:auto-grow-height="false" draw:fit-to-size="false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4" style:family="graphic" style:parent-style-name="standard" style:list-style-name="L2">
      <style:graphic-properties draw:stroke="solid" svg:stroke-width="0.026cm" svg:stroke-color="#808080" draw:marker-start="" draw:marker-start-width="0.199cm" draw:marker-start-center="false" draw:marker-end="" draw:marker-end-width="0.199cm" draw:marker-end-center="false" draw:stroke-linejoin="round" draw:fill="solid" draw:fill-color="#ff0000" draw:textarea-horizontal-align="justify" draw:textarea-vertical-align="middle" draw:auto-grow-height="false" draw:fit-to-size="false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5" style:family="graphic" style:parent-style-name="standard" style:list-style-name="L2">
      <style:graphic-properties draw:stroke="solid" svg:stroke-width="0.026cm" svg:stroke-color="#808080" draw:marker-start="" draw:marker-start-width="0.199cm" draw:marker-start-center="false" draw:marker-end="" draw:marker-end-width="0.199cm" draw:marker-end-center="false" draw:stroke-linejoin="round" draw:fill="solid" draw:fill-color="#ff0000" draw:textarea-horizontal-align="justify" draw:textarea-vertical-align="middle" draw:auto-grow-height="false" draw:fit-to-size="false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6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28cm" fo:min-width="1.212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7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28cm" fo:min-width="1.048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8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28cm" fo:min-width="1.212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9" style:family="graphic" style:parent-style-name="standard" style:list-style-name="L4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7cm" fo:min-width="0.399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0" style:family="graphic" style:parent-style-name="standard" style:list-style-name="L4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399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1" style:family="graphic" style:parent-style-name="standard" style:list-style-name="L4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399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2" style:family="graphic" style:parent-style-name="standard" style:list-style-name="L4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399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3" style:family="graphic" style:parent-style-name="standard" style:list-style-name="L4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7cm" fo:min-width="0.399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4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773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5" style:family="graphic" style:parent-style-name="standard" style:list-style-name="L3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true" draw:fit-to-size="false" fo:min-height="0.475cm" fo:min-width="0.773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16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81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81%" fo:text-align="center" fo:text-indent="0cm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9pt" fo:letter-spacing="normal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宋体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8pt" fo:letter-spacing="normal" fo:font-style="normal" fo:text-shadow="none" style:text-underline-style="none" fo:font-weight="bold" style:letter-kerning="true" style:font-name-asian="SimSun" style:font-size-asian="8pt" style:font-style-asian="normal" style:font-weight-asian="bold" style:font-name-complex="宋体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9pt" fo:letter-spacing="normal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 draw:name="Group 45">
            <draw:frame draw:name="Picture 25" draw:style-name="gr1" draw:text-style-name="P1" draw:layer="layout" svg:width="6.293cm" svg:height="5.398cm" svg:x="7.712cm" svg:y="12.311cm">
              <draw:image xlink:href="Pictures/1000000000000138000000DD6A582F22.jpg" xlink:type="simple" xlink:show="embed" xlink:actuate="onLoad">
                <text:p/>
              </draw:image>
            </draw:frame>
            <draw:custom-shape draw:name="TextBox 44" draw:style-name="gr2" draw:text-style-name="P3" draw:layer="layout" svg:width="1.272cm" svg:height="0.724cm" svg:x="7.839cm" svg:y="17.695cm">
              <text:p text:style-name="P2"><text:span text:style-name="T1">20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19" draw:style-name="gr3" draw:text-style-name="P4" draw:layer="layout" svg:width="0.165cm" svg:height="0.211cm" svg:x="13.889cm" svg:y="13.0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" draw:style-name="gr4" draw:text-style-name="P4" draw:layer="layout" svg:width="0.165cm" svg:height="0.211cm" svg:x="10.929cm" svg:y="16.39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" draw:style-name="gr5" draw:text-style-name="P4" draw:layer="layout" svg:width="0.168cm" svg:height="0.209cm" svg:x="8.4cm" svg:y="17.02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6" draw:style-name="gr6" draw:text-style-name="P3" draw:layer="layout" svg:width="1.711cm" svg:height="0.677cm" svg:x="9.954cm" svg:y="15.883cm">
              <text:p text:style-name="P2"><text:span text:style-name="T2">15 млр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7" draw:text-style-name="P3" draw:layer="layout" svg:width="1.547cm" svg:height="0.677cm" svg:x="7.633cm" svg:y="16.387cm">
              <text:p text:style-name="P2"><text:span text:style-name="T2">7 млр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7" draw:style-name="gr8" draw:text-style-name="P3" draw:layer="layout" svg:width="1.711cm" svg:height="0.677cm" svg:x="12.473cm" svg:y="12.699cm">
              <text:p text:style-name="P2"><text:span text:style-name="T2">50 млр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1" draw:style-name="gr9" draw:text-style-name="P6" draw:layer="layout" svg:width="0.898cm" svg:height="0.726cm" svg:x="6.867cm" svg:y="16.599cm">
              <text:p text:style-name="P5"><text:span text:style-name="T3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2" draw:style-name="gr10" draw:text-style-name="P6" draw:layer="layout" svg:width="0.898cm" svg:height="0.724cm" svg:x="6.869cm" svg:y="15.631cm">
              <text:p text:style-name="P5"><text:span text:style-name="T3">2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3" draw:style-name="gr11" draw:text-style-name="P6" draw:layer="layout" svg:width="0.898cm" svg:height="0.724cm" svg:x="6.867cm" svg:y="14.793cm">
              <text:p text:style-name="P5"><text:span text:style-name="T3">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4" draw:style-name="gr12" draw:text-style-name="P6" draw:layer="layout" svg:width="0.898cm" svg:height="0.724cm" svg:x="6.867cm" svg:y="13.918cm">
              <text:p text:style-name="P5"><text:span text:style-name="T3">4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5" draw:style-name="gr13" draw:text-style-name="P6" draw:layer="layout" svg:width="0.898cm" svg:height="0.726cm" svg:x="6.867cm" svg:y="13.05cm">
              <text:p text:style-name="P5"><text:span text:style-name="T3">5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4" draw:style-name="gr14" draw:text-style-name="P3" draw:layer="layout" svg:width="1.272cm" svg:height="0.724cm" svg:x="10.374cm" svg:y="17.695cm">
              <text:p text:style-name="P2"><text:span text:style-name="T1">20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4" draw:style-name="gr15" draw:text-style-name="P3" draw:layer="layout" svg:width="1.272cm" svg:height="0.724cm" svg:x="13.027cm" svg:y="17.695cm">
              <text:p text:style-name="P2"><text:span text:style-name="T1">202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6" draw:text-style-name="P8" draw:layer="layout" svg:width="6.086cm" svg:height="1.047cm" svg:x="7.726cm" svg:y="11.392cm">
            <draw:text-box>
              <text:p text:style-name="P7"><text:span text:style-name="T4">Количество устройств, подключенных к сети Интернет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宋体" svg:font-family="宋体"/>
    <style:font-face style:name="SimSun" svg:font-family="SimSun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7:43:16.991026775</meta:creation-date>
    <dc:date>2016-03-13T17:44:28.486390619</dc:date>
    <meta:editing-duration>P0D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